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1DC4B7841E256428EAF.png" manifest:media-type="image/png"/>
  <manifest:file-entry manifest:full-path="Pictures/10000001000001DD000001FCCA61218F32978C3A.png" manifest:media-type="image/png"/>
  <manifest:file-entry manifest:full-path="Pictures/10000001000001DA00000121C493EF2E34D9AD07.png" manifest:media-type="image/png"/>
  <manifest:file-entry manifest:full-path="Pictures/10000001000001C8000000A3F297118EE93A8A7E.png" manifest:media-type="image/png"/>
  <manifest:file-entry manifest:full-path="Pictures/1000000100000248000001F7BD828FB672FD48C0.png" manifest:media-type="image/png"/>
  <manifest:file-entry manifest:full-path="Pictures/10000001000001D8000001EB193644B94BCB8E4F.png" manifest:media-type="image/png"/>
  <manifest:file-entry manifest:full-path="Pictures/10000001000001E1000001D22014E8A5E8EED53B.png" manifest:media-type="image/png"/>
  <manifest:file-entry manifest:full-path="Pictures/1000000100000249000002DEFD8F3C09BA321D9E.png" manifest:media-type="image/png"/>
  <manifest:file-entry manifest:full-path="Pictures/10000001000001DC000000A24C64249707C1F20F.png" manifest:media-type="image/png"/>
  <manifest:file-entry manifest:full-path="Pictures/10000001000001E2000001DA71B19F6C5F4CDA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fb0" officeooo:paragraph-rsid="000d1fb0"/>
    </style:style>
    <style:style style:name="P2" style:family="paragraph" style:parent-style-name="Standard">
      <style:text-properties style:font-name="Liberation Mono" officeooo:rsid="000d1fb0" officeooo:paragraph-rsid="000d1fb0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01c2f3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view</text:p>
      <text:p text:style-name="P1"><draw:frame draw:style-name="fr3" draw:name="Image1" text:anchor-type="char" svg:x="0.952in" svg:y="0.1063in" svg:width="5.0209in" svg:height="4.9374in" draw:z-index="0"><draw:image xlink:href="Pictures/10000001000001E2000001DA71B19F6C5F4CDA10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x="0.9626in" svg:y="0.0598in" svg:width="5.0102in" svg:height="4.8543in" draw:z-index="1"><draw:image xlink:href="Pictures/10000001000001E1000001D22014E8A5E8EED5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4.75in" svg:height="1.698in" draw:z-index="4"><draw:image xlink:href="Pictures/10000001000001C8000000A3F297118EE93A8A7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4.9165in" svg:height="5.1146in" draw:z-index="2"><draw:image xlink:href="Pictures/10000001000001D8000001EB193644B94BCB8E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1.0043in" svg:y="0.1307in" svg:width="4.9374in" svg:height="3.0102in" draw:z-index="3"><draw:image xlink:href="Pictures/10000001000001DA00000121C493EF2E34D9AD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x="0.9835in" svg:y="0.0736in" svg:width="4.9583in" svg:height="1.6874in" draw:z-index="5"><draw:image xlink:href="Pictures/10000001000001DC000000A24C64249707C1F20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width="4.9689in" svg:height="5.2917in" draw:z-index="6"><draw:image xlink:href="Pictures/10000001000001DD000001FCCA61218F32978C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<draw:frame draw:style-name="fr1" draw:name="Image8" text:anchor-type="char" svg:width="6.0626in" svg:height="4.9583in" draw:z-index="7"><draw:image xlink:href="Pictures/1000000100000246000001DC4B7841E256428EAF.png" xlink:type="simple" xlink:show="embed" xlink:actuate="onLoad" draw:mime-type="image/png"/></draw:frame></text:p>
      <text:p text:style-name="Standard"/>
      <text:p text:style-name="P3"><draw:frame draw:style-name="fr1" draw:name="Image9" text:anchor-type="char" svg:width="6.0937in" svg:height="7.6457in" draw:z-index="8"><draw:image xlink:href="Pictures/1000000100000249000002DEFD8F3C09BA321D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"><draw:frame draw:style-name="fr1" draw:name="Image10" text:anchor-type="char" svg:width="6.0835in" svg:height="5.2398in" draw:z-index="9"><draw:image xlink:href="Pictures/1000000100000248000001F7BD828FB672FD48C0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09:11:02.373118998</meta:creation-date>
    <meta:generator>LibreOffice/7.2.3.2$Linux_X86_64 LibreOffice_project/20$Build-2</meta:generator>
    <dc:date>2022-01-19T09:45:22.226069660</dc:date>
    <meta:editing-duration>PT34M9S</meta:editing-duration>
    <meta:editing-cycles>20</meta:editing-cycles>
    <meta:document-statistic meta:table-count="0" meta:image-count="10" meta:object-count="0" meta:page-count="6" meta:paragraph-count="1" meta:word-count="1" meta:character-count="6" meta:non-whitespace-character-count="6"/>
  </office:meta>
</office:document-meta>
</file>